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782332"/>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text:span></text:span></text:p>
      <text:p text:style-name="Text_20_body"><text:span text:style-name="Strong_20_Emphasis"><text:span text:style-name="T1">Mentor-ship: A Bestowing for Future Generations- Ethical, perfect, and persistent growth and success in life can be found only through mentorship. <text:s/></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Our ancient system is a mentor-disciple relationship where quality long-lasted. <text:s/>Mentors' vast experience and expertise enable people and communities to excel in their respective industries. <text:s text:c="3"/></text:span></text:span></text:p>
      <text:p text:style-name="Text_20_body"><text:span text:style-name="Strong_20_Emphasis"><text:span text:style-name="T1">Catering to young minds, often in vulnerable settings, these initiatives present exemplary role models. Reflecting upon my dual roles in this continuum, I recognize the unparalleled influence mentorship wields. </text:span></text:span></text:p>
      <text:p text:style-name="Text_20_body"><text:span text:style-name="Strong_20_Emphasis"><text:span text:style-name="T1">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Text_20_body"><text:span text:style-name="Strong_20_Emphasis"><text:span text:style-name="T1"><text:s/></text:span></text:span></text:p>
      <text:p text:style-name="Text_20_body"><text:span text:style-name="Strong_20_Emphasis"><text:span text:style-name="T1">This essay delves into the multifaceted realm of mentorship, examining its manifold benefits, recounting personal experiences, and celebrating its transformative power. </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oft-page-break/><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My Mentorship Journey</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s in my evolutionary journey. My parents always acted as steps in the ladder and Big Brother as a side rail. I always marveled at selfless and visionary mentors in my life. They consistently help me to make great decisions in life. The mentors always provide guidance, support, and encouragement. They always provided epitomize mentorship's grandeur. Secondly, my professors and friends are my mentors in life. Mentors' invaluable suggestions, advice, and care play a major role in life. These bonds, often forged in mentorship, evolve into lifelong connections, positively influencing let's start with Guilt. Many suggest guilt occurs when we do something that we know is wrong while we are doing it, typically for ethical, moral, or legal reasons. Contrarily, regret is the feeling we get when we reflect on our behavior and feel we could have or should have done something different. In addition to my parents, brothers, instructors, and mentors, I had others during my path. I was also motivated by a variety of role models, such as well-known people or local authorities who acted as beacons and accomplished things that seemed unattainable in special ways. I greatly respected these people. My Master's preachings helped me gain a lot of wisdom as well. </text:span></text:span></text:p>
      <text:p text:style-name="Text_20_body"><text:span text:style-name="Strong_20_Emphasis"><text:span text:style-name="T1"><text:s/></text:span></text:span></text:p>
      <text:p text:style-name="Text_20_body"><text:span text:style-name="Strong_20_Emphasis"><text:span text:style-name="T1">As a mentor</text:span></text:span></text:p>
      <text:p text:style-name="Text_20_body"><text:soft-page-break/><text:span text:style-name="Strong_20_Emphasis"><text:span text:style-name="T1">I am a mentor for my younger brothers, sisters, and friends. I am very felicitous to teach to others. I observe different thought processes and innovative ideas from them, and I get an opportunity to learn 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Conclusion</text:span></text:span></text:p>
      <text:p text:style-name="Text_20_body"><text:span text:style-name="Strong_20_Emphasis"><text:span text:style-name="T1">Mentorship is a bond, a commitment, and a responsibility. It is a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text:p text:style-name="Text_20_body"><text:span text:style-name="Strong_20_Emphasis"><text:span text:style-name="T1">Thank you for a great opportunity that reminds me how much debt I am to all.</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9T20:53:26.538283667</dc:date>
    <meta:editing-duration>P1DT25M5S</meta:editing-duration>
    <meta:editing-cycles>71</meta:editing-cycles>
    <meta:generator>LibreOffice/6.4.7.2$Linux_X86_64 LibreOffice_project/40$Build-2</meta:generator>
    <meta:document-statistic meta:table-count="0" meta:image-count="0" meta:object-count="0" meta:page-count="3" meta:paragraph-count="40" meta:word-count="1029" meta:character-count="6954" meta:non-whitespace-character-count="5927"/>
  </office:meta>
</office:document-meta>
</file>